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T1" style:family="text">
      <style:text-properties fo:color="#4472c4" loext:opacity="100%" style:font-name="Calibri" fo:font-size="9.89999961853027pt" fo:font-weight="normal" style:font-name-asian="Calibri" style:font-size-asian="9.89999961853027pt" style:font-weight-asian="normal" style:font-name-complex="Calibri" style:font-size-complex="9.89999961853027pt" style:font-weight-complex="normal"/>
    </style:style>
    <style:style style:name="T2" style:family="text">
      <style:text-properties fo:color="#2e74b5" loext:opacity="100%" style:font-name="Calibri" fo:font-size="9.89999961853027pt" fo:font-weight="normal" style:font-name-asian="Calibri" style:font-size-asian="9.89999961853027pt" style:font-weight-asian="normal" style:font-name-complex="Calibri" style:font-size-complex="9.89999961853027pt" style:font-weight-complex="normal"/>
    </style:style>
    <style:style style:name="T3" style:family="text">
      <style:text-properties fo:color="#000000" loext:opacity="100%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4" style:family="text">
      <style:text-properties fo:color="#538135" loext:opacity="100%" style:font-name="Calibri" fo:font-size="14.1000003814697pt" fo:font-weight="normal" style:font-name-asian="Calibri" style:font-size-asian="14.1000003814697pt" style:font-weight-asian="normal" style:font-name-complex="Calibri" style:font-size-complex="14.1000003814697pt" style:font-weight-complex="normal"/>
    </style:style>
    <style:style style:name="T5" style:family="text">
      <style:text-properties fo:color="#000000" loext:opacity="100%" style:font-name="Symbol1" fo:font-size="12pt" fo:font-weight="normal" style:font-name-asian="Symbol1" style:font-size-asian="12pt" style:font-weight-asian="normal" style:font-name-complex="Symbol1" style:font-size-complex="12pt" style:font-weight-complex="normal"/>
    </style:style>
    <style:style style:name="T6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7" style:family="text">
      <style:text-properties fo:color="#000000" loext:opacity="100%" style:font-name="Calibri" fo:font-size="12pt" fo:font-style="italic" fo:font-weight="normal" style:font-name-asian="Calibri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8" style:family="text">
      <style:text-properties fo:color="#000000" loext:opacity="100%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831cm" svg:height="0.352cm" svg:x="3.002cm" svg:y="1.345cm">
          <draw:text-box>
            <text:p text:style-name="P1"><text:span text:style-name="T1">Práctica 101 </text:span></text:p>
          </draw:text-box>
        </draw:frame>
        <draw:frame draw:style-name="gr1" draw:text-style-name="P2" draw:layer="layout" svg:width="0.35cm" svg:height="0.352cm" svg:x="10.505cm" svg:y="1.34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42cm" svg:height="0.352cm" svg:x="16.657cm" svg:y="1.345cm">
          <draw:text-box>
            <text:p text:style-name="P1"><text:span text:style-name="T1">22/09/23 </text:span></text:p>
          </draw:text-box>
        </draw:frame>
        <draw:frame draw:style-name="gr1" draw:text-style-name="P2" draw:layer="layout" svg:width="4.117cm" svg:height="0.352cm" svg:x="2.977cm" svg:y="26.96cm">
          <draw:text-box>
            <text:p text:style-name="P1"><text:span text:style-name="T2">Blanca Estíbaliz Muñoz Diez <text:s/></text:span></text:p>
          </draw:text-box>
        </draw:frame>
        <draw:frame draw:style-name="gr1" draw:text-style-name="P2" draw:layer="layout" svg:width="0.35cm" svg:height="0.352cm" svg:x="10.505cm" svg:y="26.96cm">
          <draw:text-box>
            <text:p text:style-name="P1"><text:span text:style-name="T2"><text:s text:c="2"/></text:span></text:p>
          </draw:text-box>
        </draw:frame>
        <draw:frame draw:style-name="gr1" draw:text-style-name="P2" draw:layer="layout" svg:width="1.221cm" svg:height="0.352cm" svg:x="16.873cm" svg:y="26.96cm">
          <draw:text-box>
            <text:p text:style-name="P1"><text:span text:style-name="T2">DAW 2º </text:span></text:p>
          </draw:text-box>
        </draw:frame>
        <draw:frame draw:style-name="gr2" draw:text-style-name="P3" draw:layer="layout" svg:width="0.422cm" svg:height="0.425cm" svg:x="18.097cm" svg:y="26.90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25cm" svg:x="3.002cm" svg:y="28.00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25cm" svg:x="3.002cm" svg:y="2.62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2.267cm" svg:height="0.497cm" svg:x="3.002cm" svg:y="3.236cm">
          <draw:text-box>
            <text:p text:style-name="P1"><text:span text:style-name="T4">Ejercicio 1 <text:s/></text:span></text:p>
          </draw:text-box>
        </draw:frame>
        <draw:frame draw:style-name="gr2" draw:text-style-name="P3" draw:layer="layout" svg:width="0.422cm" svg:height="0.425cm" svg:x="3.002cm" svg:y="3.86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5.064cm" svg:height="0.425cm" svg:x="3.002cm" svg:y="4.416cm">
          <draw:text-box>
            <text:p text:style-name="P1"><text:span text:style-name="T3">Explica de forma concisa y clara el subsistema “Motor de renderizado” de la estructura </text:span></text:p>
          </draw:text-box>
        </draw:frame>
        <draw:frame draw:style-name="gr2" draw:text-style-name="P3" draw:layer="layout" svg:width="15.356cm" svg:height="0.425cm" svg:x="3.019cm" svg:y="4.954cm">
          <draw:text-box>
            <text:p text:style-name="P1"><text:span text:style-name="T3">de ejecución de un navegador. Especifica los utilizados actualmente por los navegadores </text:span></text:p>
          </draw:text-box>
        </draw:frame>
        <draw:frame draw:style-name="gr2" draw:text-style-name="P3" draw:layer="layout" svg:width="2.076cm" svg:height="0.425cm" svg:x="3.019cm" svg:y="5.491cm">
          <draw:text-box>
            <text:p text:style-name="P1"><text:span text:style-name="T3">principales. </text:span></text:p>
          </draw:text-box>
        </draw:frame>
        <draw:frame draw:style-name="gr2" draw:text-style-name="P3" draw:layer="layout" svg:width="0.422cm" svg:height="0.425cm" svg:x="3.002cm" svg:y="6.037cm">
          <draw:text-box>
            <text:p text:style-name="P1"><text:span text:style-name="T3"><text:s text:c="2"/></text:span></text:p>
          </draw:text-box>
        </draw:frame>
        <draw:frame draw:style-name="gr2" draw:text-style-name="P3" draw:layer="layout" svg:width="0.422cm" svg:height="0.425cm" svg:x="4.251cm" svg:y="6.03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5.339cm" svg:height="0.425cm" svg:x="3.002cm" svg:y="6.584cm">
          <draw:text-box>
            <text:p text:style-name="P1"><text:span text:style-name="T3"><text:s/></text:span><text:span text:style-name="T3">Un <text:s/>motor <text:s/>de <text:s/>renderizado <text:s/>es <text:s/>el <text:s/>responsable <text:s/>de <text:s/>tomar <text:s/>el <text:s/>código <text:s/>HTML <text:s/>y <text:s/>CSS <text:s/>para </text:span></text:p>
          </draw:text-box>
        </draw:frame>
        <draw:frame draw:style-name="gr2" draw:text-style-name="P3" draw:layer="layout" svg:width="14.353cm" svg:height="0.425cm" svg:x="3.019cm" svg:y="7.125cm">
          <draw:text-box>
            <text:p text:style-name="P1"><text:span text:style-name="T3">convertirlo en un producto final que sea bonito y fácil de entender para el usuario. </text:span></text:p>
          </draw:text-box>
        </draw:frame>
        <draw:frame draw:style-name="gr2" draw:text-style-name="P3" draw:layer="layout" svg:width="15.276cm" svg:height="0.425cm" svg:x="3.002cm" svg:y="7.672cm">
          <draw:text-box>
            <text:p text:style-name="P1"><text:span text:style-name="T3">También ayudan en la optimización del rendimiento, las páginas se cargarán más rápido </text:span></text:p>
          </draw:text-box>
        </draw:frame>
        <draw:frame draw:style-name="gr2" draw:text-style-name="P3" draw:layer="layout" svg:width="7.982cm" svg:height="0.425cm" svg:x="3.019cm" svg:y="8.209cm">
          <draw:text-box>
            <text:p text:style-name="P1"><text:span text:style-name="T3">y la interacción con el usuario sea más fluida. <text:s/></text:span></text:p>
          </draw:text-box>
        </draw:frame>
        <draw:frame draw:style-name="gr2" draw:text-style-name="P3" draw:layer="layout" svg:width="15.322cm" svg:height="0.425cm" svg:x="3.002cm" svg:y="8.755cm">
          <draw:text-box>
            <text:p text:style-name="P1"><text:span text:style-name="T3">Los más utilizados actualmente son: Gecko, Trident, KHTML/Web Core, Presto, WebKit… </text:span></text:p>
          </draw:text-box>
        </draw:frame>
        <draw:frame draw:style-name="gr2" draw:text-style-name="P3" draw:layer="layout" svg:width="0.422cm" svg:height="0.425cm" svg:x="3.002cm" svg:y="9.30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2.157cm" svg:height="0.497cm" svg:x="3.002cm" svg:y="9.871cm">
          <draw:text-box>
            <text:p text:style-name="P1"><text:span text:style-name="T4">Ejercicio 2 </text:span></text:p>
          </draw:text-box>
        </draw:frame>
        <draw:frame draw:style-name="gr2" draw:text-style-name="P3" draw:layer="layout" svg:width="11.411cm" svg:height="0.425cm" svg:x="3.002cm" svg:y="10.5cm">
          <draw:text-box>
            <text:p text:style-name="P1"><text:span text:style-name="T3">Declara seis variables utilizando nombres acordes a su contenido: </text:span></text:p>
          </draw:text-box>
        </draw:frame>
        <draw:frame draw:style-name="gr2" draw:text-style-name="P3" draw:layer="layout" svg:width="0.422cm" svg:height="0.522cm" svg:x="3.637cm" svg:y="10.93cm">
          <draw:text-box>
            <text:p text:style-name="P1"><text:span text:style-name="T5">•</text:span></text:p>
          </draw:text-box>
        </draw:frame>
        <draw:frame draw:style-name="gr2" draw:text-style-name="P3" draw:layer="layout" svg:width="0.422cm" svg:height="0.475cm" svg:x="3.832cm" svg:y="10.972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1.453cm" svg:height="0.425cm" svg:x="4.272cm" svg:y="11.038cm">
          <draw:text-box>
            <text:p text:style-name="P1"><text:span text:style-name="T3">el precio de una sola rosa (8) y el número de rosas que tienes (70) </text:span></text:p>
          </draw:text-box>
        </draw:frame>
        <draw:frame draw:style-name="gr2" draw:text-style-name="P3" draw:layer="layout" svg:width="0.422cm" svg:height="0.522cm" svg:x="3.637cm" svg:y="11.472cm">
          <draw:text-box>
            <text:p text:style-name="P1"><text:span text:style-name="T5">•</text:span></text:p>
          </draw:text-box>
        </draw:frame>
        <draw:frame draw:style-name="gr2" draw:text-style-name="P3" draw:layer="layout" svg:width="0.422cm" svg:height="0.475cm" svg:x="3.832cm" svg:y="11.514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1.335cm" svg:height="0.425cm" svg:x="4.272cm" svg:y="11.58cm">
          <draw:text-box>
            <text:p text:style-name="P1"><text:span text:style-name="T3">el precio de un solo lirio (10) y el número de lirios que tienes (50) </text:span></text:p>
          </draw:text-box>
        </draw:frame>
        <draw:frame draw:style-name="gr2" draw:text-style-name="P3" draw:layer="layout" svg:width="0.422cm" svg:height="0.522cm" svg:x="3.637cm" svg:y="12.01cm">
          <draw:text-box>
            <text:p text:style-name="P1"><text:span text:style-name="T5">•</text:span></text:p>
          </draw:text-box>
        </draw:frame>
        <draw:frame draw:style-name="gr2" draw:text-style-name="P3" draw:layer="layout" svg:width="0.422cm" svg:height="0.475cm" svg:x="3.832cm" svg:y="12.052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2.753cm" svg:height="0.425cm" svg:x="4.272cm" svg:y="12.118cm">
          <draw:text-box>
            <text:p text:style-name="P1"><text:span text:style-name="T3">el precio de un solo tulipán (2) y la cantidad de tulipanes que tienes (120) </text:span></text:p>
          </draw:text-box>
        </draw:frame>
        <draw:frame draw:style-name="gr2" draw:text-style-name="P3" draw:layer="layout" svg:width="0.422cm" svg:height="0.425cm" svg:x="4.602cm" svg:y="12.638cm">
          <draw:text-box>
            <text:p text:style-name="P1"><text:span text:style-name="T3">a)</text:span></text:p>
          </draw:text-box>
        </draw:frame>
        <draw:frame draw:style-name="gr2" draw:text-style-name="P3" draw:layer="layout" svg:width="0.422cm" svg:height="0.475cm" svg:x="4.933cm" svg:y="12.573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1.716cm" svg:height="0.425cm" svg:x="5.237cm" svg:y="12.638cm">
          <draw:text-box>
            <text:p text:style-name="P1"><text:span text:style-name="T3">Ahora declara tres variables, una para cada una de las rosas, lirios y </text:span></text:p>
          </draw:text-box>
        </draw:frame>
        <draw:frame draw:style-name="gr2" draw:text-style-name="P3" draw:layer="layout" svg:width="12.812cm" svg:height="0.425cm" svg:x="5.237cm" svg:y="13.155cm">
          <draw:text-box>
            <text:p text:style-name="P1"><text:span text:style-name="T3">tulipanes que tienes, en las que colocas su precio total. Inserta los valores </text:span></text:p>
          </draw:text-box>
        </draw:frame>
        <draw:frame draw:style-name="gr2" draw:text-style-name="P3" draw:layer="layout" svg:width="12.753cm" svg:height="0.425cm" svg:x="5.237cm" svg:y="13.671cm">
          <draw:text-box>
            <text:p text:style-name="P1"><text:span text:style-name="T3">correspondientes en las variables utilizando las variables declaradas en el </text:span></text:p>
          </draw:text-box>
        </draw:frame>
        <draw:frame draw:style-name="gr2" draw:text-style-name="P3" draw:layer="layout" svg:width="2.614cm" svg:height="0.425cm" svg:x="5.237cm" svg:y="14.188cm">
          <draw:text-box>
            <text:p text:style-name="P1"><text:span text:style-name="T3">paso anterior. <text:s/></text:span></text:p>
          </draw:text-box>
        </draw:frame>
        <draw:frame draw:style-name="gr2" draw:text-style-name="P3" draw:layer="layout" svg:width="0.422cm" svg:height="0.425cm" svg:x="4.602cm" svg:y="14.704cm">
          <draw:text-box>
            <text:p text:style-name="P1"><text:span text:style-name="T3">b)</text:span></text:p>
          </draw:text-box>
        </draw:frame>
        <draw:frame draw:style-name="gr2" draw:text-style-name="P3" draw:layer="layout" svg:width="0.422cm" svg:height="0.475cm" svg:x="4.954cm" svg:y="14.639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2.528cm" svg:height="0.425cm" svg:x="5.237cm" svg:y="14.704cm">
          <draw:text-box>
            <text:p text:style-name="P1"><text:span text:style-name="T3">Finalmente, declara una variable en la que almacenes el precio de todas </text:span></text:p>
          </draw:text-box>
        </draw:frame>
        <draw:frame draw:style-name="gr2" draw:text-style-name="P3" draw:layer="layout" svg:width="12.766cm" svg:height="0.425cm" svg:x="5.237cm" svg:y="15.221cm">
          <draw:text-box>
            <text:p text:style-name="P1"><text:span text:style-name="T3">tus flores (nuevamente, usa las variables anteriores para la inicialización). </text:span></text:p>
          </draw:text-box>
        </draw:frame>
        <draw:frame draw:style-name="gr2" draw:text-style-name="P3" draw:layer="layout" svg:width="12.461cm" svg:height="0.425cm" svg:x="5.237cm" svg:y="15.738cm">
          <draw:text-box>
            <text:p text:style-name="P1"><text:span text:style-name="T3">Muestra toda la información del inventario en la consola de la siguiente </text:span></text:p>
          </draw:text-box>
        </draw:frame>
        <draw:frame draw:style-name="gr2" draw:text-style-name="P3" draw:layer="layout" svg:width="1.259cm" svg:height="0.425cm" svg:x="5.237cm" svg:y="16.254cm">
          <draw:text-box>
            <text:p text:style-name="P1"><text:span text:style-name="T3">forma: </text:span></text:p>
          </draw:text-box>
        </draw:frame>
        <draw:frame draw:style-name="gr2" draw:text-style-name="P3" draw:layer="layout" svg:width="8.562cm" svg:height="0.425cm" svg:x="5.132cm" svg:y="16.771cm">
          <draw:text-box>
            <text:p text:style-name="P1"><text:span text:style-name="T3">Rosa: precio unitario: 8 , cantidad: 70 , valor: 560 </text:span></text:p>
          </draw:text-box>
        </draw:frame>
        <draw:frame draw:style-name="gr2" draw:text-style-name="P3" draw:layer="layout" svg:width="8.702cm" svg:height="0.425cm" svg:x="5.132cm" svg:y="17.287cm">
          <draw:text-box>
            <text:p text:style-name="P1"><text:span text:style-name="T3">Lirio: precio unitario: 10 , cantidad: 50 , valor: 500 </text:span></text:p>
          </draw:text-box>
        </draw:frame>
        <draw:frame draw:style-name="gr2" draw:text-style-name="P3" draw:layer="layout" svg:width="9.235cm" svg:height="0.425cm" svg:x="5.132cm" svg:y="17.804cm">
          <draw:text-box>
            <text:p text:style-name="P1"><text:span text:style-name="T3">Tulipán: precio unitario: 2 , cantidad: 120 , valor: 240 </text:span></text:p>
          </draw:text-box>
        </draw:frame>
        <draw:frame draw:style-name="gr2" draw:text-style-name="P3" draw:layer="layout" svg:width="2.144cm" svg:height="0.425cm" svg:x="5.132cm" svg:y="18.32cm">
          <draw:text-box>
            <text:p text:style-name="P1"><text:span text:style-name="T3">Total: <text:s/>1300 </text:span></text:p>
          </draw:text-box>
        </draw:frame>
        <draw:frame draw:style-name="gr3" draw:text-style-name="P4" draw:layer="layout" svg:width="2.157cm" svg:height="0.497cm" svg:x="3.002cm" svg:y="19.777cm">
          <draw:text-box>
            <text:p text:style-name="P1"><text:span text:style-name="T4">Ejercicio 3 </text:span></text:p>
          </draw:text-box>
        </draw:frame>
        <draw:frame draw:style-name="gr2" draw:text-style-name="P3" draw:layer="layout" svg:width="4.738cm" svg:height="0.425cm" svg:x="2.981cm" svg:y="20.407cm">
          <draw:text-box>
            <text:p text:style-name="P1"><text:span text:style-name="T3">Uso de <text:s/>“</text:span><text:span text:style-name="T7">var</text:span><text:span text:style-name="T3">” en JavaScript </text:span></text:p>
          </draw:text-box>
        </draw:frame>
        <draw:frame draw:style-name="gr2" draw:text-style-name="P3" draw:layer="layout" svg:width="0.422cm" svg:height="0.425cm" svg:x="3.637cm" svg:y="20.924cm">
          <draw:text-box>
            <text:p text:style-name="P1"><text:span text:style-name="T3">1.</text:span></text:p>
          </draw:text-box>
        </draw:frame>
        <draw:frame draw:style-name="gr2" draw:text-style-name="P3" draw:layer="layout" svg:width="0.422cm" svg:height="0.475cm" svg:x="3.959cm" svg:y="20.858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3.434cm" svg:height="0.425cm" svg:x="4.272cm" svg:y="20.924cm">
          <draw:text-box>
            <text:p text:style-name="P1"><text:span text:style-name="T3">Define una variable saludo=”Hola” como variable local dentro de una función </text:span></text:p>
          </draw:text-box>
        </draw:frame>
        <draw:frame draw:style-name="gr2" draw:text-style-name="P3" draw:layer="layout" svg:width="13.883cm" svg:height="0.425cm" svg:x="4.272cm" svg:y="21.44cm">
          <draw:text-box>
            <text:p text:style-name="P1"><text:span text:style-name="T3">saludar() que muestre una ventana emergente con el valor de la variable saludo </text:span></text:p>
          </draw:text-box>
        </draw:frame>
        <draw:frame draw:style-name="gr2" draw:text-style-name="P3" draw:layer="layout" svg:width="0.422cm" svg:height="0.522cm" svg:x="4.907cm" svg:y="21.871cm">
          <draw:text-box>
            <text:p text:style-name="P1"><text:span text:style-name="T5">•</text:span></text:p>
          </draw:text-box>
        </draw:frame>
        <draw:frame draw:style-name="gr2" draw:text-style-name="P3" draw:layer="layout" svg:width="0.422cm" svg:height="0.475cm" svg:x="5.102cm" svg:y="21.913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3.025cm" svg:height="0.425cm" svg:x="5.542cm" svg:y="21.979cm">
          <draw:text-box>
            <text:p text:style-name="P1"><text:span text:style-name="T3">Invoca la función </text:span></text:p>
          </draw:text-box>
        </draw:frame>
        <draw:frame draw:style-name="gr2" draw:text-style-name="P3" draw:layer="layout" svg:width="0.422cm" svg:height="0.522cm" svg:x="4.907cm" svg:y="22.413cm">
          <draw:text-box>
            <text:p text:style-name="P1"><text:span text:style-name="T5">•</text:span></text:p>
          </draw:text-box>
        </draw:frame>
        <draw:frame draw:style-name="gr2" draw:text-style-name="P3" draw:layer="layout" svg:width="0.422cm" svg:height="0.475cm" svg:x="5.102cm" svg:y="22.455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2.575cm" svg:height="0.425cm" svg:x="5.542cm" svg:y="22.521cm">
          <draw:text-box>
            <text:p text:style-name="P1"><text:span text:style-name="T3">Muestra la variable desde fuera de la función mediante un window.alert </text:span></text:p>
          </draw:text-box>
        </draw:frame>
        <draw:frame draw:style-name="gr2" draw:text-style-name="P3" draw:layer="layout" svg:width="0.422cm" svg:height="0.425cm" svg:x="3.002cm" svg:y="23.03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25cm" svg:x="3.637cm" svg:y="23.554cm">
          <draw:text-box>
            <text:p text:style-name="P1"><text:span text:style-name="T3">2.</text:span></text:p>
          </draw:text-box>
        </draw:frame>
        <draw:frame draw:style-name="gr2" draw:text-style-name="P3" draw:layer="layout" svg:width="0.422cm" svg:height="0.475cm" svg:x="3.959cm" svg:y="23.488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3.663cm" svg:height="0.425cm" svg:x="4.272cm" svg:y="23.554cm">
          <draw:text-box>
            <text:p text:style-name="P1"><text:span text:style-name="T3">Define una variable global despedida=”Adiós” fuera de una función despedir( ) </text:span></text:p>
          </draw:text-box>
        </draw:frame>
        <draw:frame draw:style-name="gr2" draw:text-style-name="P3" draw:layer="layout" svg:width="13.02cm" svg:height="0.425cm" svg:x="4.272cm" svg:y="24.07cm">
          <draw:text-box>
            <text:p text:style-name="P1"><text:span text:style-name="T3">que muestre una ventana emergente con el valor de la variable despedida. </text:span></text:p>
          </draw:text-box>
        </draw:frame>
        <draw:frame draw:style-name="gr2" draw:text-style-name="P3" draw:layer="layout" svg:width="0.422cm" svg:height="0.522cm" svg:x="4.907cm" svg:y="24.5cm">
          <draw:text-box>
            <text:p text:style-name="P1"><text:span text:style-name="T5">•</text:span></text:p>
          </draw:text-box>
        </draw:frame>
        <draw:frame draw:style-name="gr2" draw:text-style-name="P3" draw:layer="layout" svg:width="0.422cm" svg:height="0.475cm" svg:x="5.102cm" svg:y="24.542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3.025cm" svg:height="0.425cm" svg:x="5.542cm" svg:y="24.608cm">
          <draw:text-box>
            <text:p text:style-name="P1"><text:span text:style-name="T3">Invoca la función </text:span></text:p>
          </draw:text-box>
        </draw:frame>
        <draw:frame draw:style-name="gr2" draw:text-style-name="P3" draw:layer="layout" svg:width="0.422cm" svg:height="0.522cm" svg:x="4.907cm" svg:y="25.042cm">
          <draw:text-box>
            <text:p text:style-name="P1"><text:span text:style-name="T5">•</text:span></text:p>
          </draw:text-box>
        </draw:frame>
        <draw:frame draw:style-name="gr2" draw:text-style-name="P3" draw:layer="layout" svg:width="0.422cm" svg:height="0.475cm" svg:x="5.102cm" svg:y="25.084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7.906cm" svg:height="0.425cm" svg:x="5.542cm" svg:y="25.15cm">
          <draw:text-box>
            <text:p text:style-name="P1"><text:span text:style-name="T3">Muestra la variable desde fuera de la función </text:span></text:p>
          </draw:text-box>
        </draw:frame>
        <draw:frame draw:style-name="gr2" draw:text-style-name="P3" draw:layer="layout" svg:width="0.422cm" svg:height="0.425cm" svg:x="3.002cm" svg:y="25.666cm">
          <draw:text-box>
            <text:p text:style-name="P1"><text:span text:style-name="T3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1.831cm" svg:height="0.352cm" svg:x="3.002cm" svg:y="1.345cm">
          <draw:text-box>
            <text:p text:style-name="P1"><text:span text:style-name="T1">Práctica 101 </text:span></text:p>
          </draw:text-box>
        </draw:frame>
        <draw:frame draw:style-name="gr1" draw:text-style-name="P2" draw:layer="layout" svg:width="0.35cm" svg:height="0.352cm" svg:x="10.505cm" svg:y="1.34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42cm" svg:height="0.352cm" svg:x="16.657cm" svg:y="1.345cm">
          <draw:text-box>
            <text:p text:style-name="P1"><text:span text:style-name="T1">22/09/23 </text:span></text:p>
          </draw:text-box>
        </draw:frame>
        <draw:frame draw:style-name="gr1" draw:text-style-name="P2" draw:layer="layout" svg:width="3.977cm" svg:height="0.352cm" svg:x="2.977cm" svg:y="26.96cm">
          <draw:text-box>
            <text:p text:style-name="P1"><text:span text:style-name="T2">Blanca Estíbaliz Muñoz Diez</text:span><text:span text:style-name="T2"> </text:span></text:p>
          </draw:text-box>
        </draw:frame>
        <draw:frame draw:style-name="gr1" draw:text-style-name="P2" draw:layer="layout" svg:width="0.35cm" svg:height="0.352cm" svg:x="10.505cm" svg:y="26.96cm">
          <draw:text-box>
            <text:p text:style-name="P1"><text:span text:style-name="T2"><text:s text:c="2"/></text:span></text:p>
          </draw:text-box>
        </draw:frame>
        <draw:frame draw:style-name="gr1" draw:text-style-name="P2" draw:layer="layout" svg:width="1.221cm" svg:height="0.352cm" svg:x="16.873cm" svg:y="26.96cm">
          <draw:text-box>
            <text:p text:style-name="P1"><text:span text:style-name="T2">DAW 2º </text:span></text:p>
          </draw:text-box>
        </draw:frame>
        <draw:frame draw:style-name="gr2" draw:text-style-name="P3" draw:layer="layout" svg:width="0.422cm" svg:height="0.425cm" svg:x="18.097cm" svg:y="26.90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25cm" svg:x="3.002cm" svg:y="28.00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25cm" svg:x="3.637cm" svg:y="2.625cm">
          <draw:text-box>
            <text:p text:style-name="P1"><text:span text:style-name="T3">3.</text:span></text:p>
          </draw:text-box>
        </draw:frame>
        <draw:frame draw:style-name="gr2" draw:text-style-name="P3" draw:layer="layout" svg:width="0.422cm" svg:height="0.475cm" svg:x="3.959cm" svg:y="2.559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3.083cm" svg:height="0.425cm" svg:x="4.272cm" svg:y="2.625cm">
          <draw:text-box>
            <text:p text:style-name="P1"><text:span text:style-name="T3">Define dos variables con el mismo nombre y distinto valor: una fuera y otra </text:span></text:p>
          </draw:text-box>
        </draw:frame>
        <draw:frame draw:style-name="gr2" draw:text-style-name="P3" draw:layer="layout" svg:width="13.028cm" svg:height="0.425cm" svg:x="4.272cm" svg:y="3.142cm">
          <draw:text-box>
            <text:p text:style-name="P1"><text:span text:style-name="T3">dentro de una función ámbito() que muestre un window.alert de la misma. </text:span></text:p>
          </draw:text-box>
        </draw:frame>
        <draw:frame draw:style-name="gr2" draw:text-style-name="P3" draw:layer="layout" svg:width="13.252cm" svg:height="0.425cm" svg:x="4.272cm" svg:y="3.658cm">
          <draw:text-box>
            <text:p text:style-name="P1"><text:span text:style-name="T3">Muestra el valor de las dos mediante window.alert e invocando a la función. </text:span></text:p>
          </draw:text-box>
        </draw:frame>
        <draw:frame draw:style-name="gr2" draw:text-style-name="P3" draw:layer="layout" svg:width="0.422cm" svg:height="0.425cm" svg:x="4.272cm" svg:y="4.17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25cm" svg:x="3.637cm" svg:y="4.734cm">
          <draw:text-box>
            <text:p text:style-name="P1"><text:span text:style-name="T3">4.</text:span></text:p>
          </draw:text-box>
        </draw:frame>
        <draw:frame draw:style-name="gr2" draw:text-style-name="P3" draw:layer="layout" svg:width="0.422cm" svg:height="0.475cm" svg:x="3.959cm" svg:y="4.668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3.401cm" svg:height="0.425cm" svg:x="4.272cm" svg:y="4.734cm">
          <draw:text-box>
            <text:p text:style-name="P1"><text:span text:style-name="T3">Declara y define una variable global. Redefínela dentro de una función que la </text:span></text:p>
          </draw:text-box>
        </draw:frame>
        <draw:frame draw:style-name="gr2" draw:text-style-name="P3" draw:layer="layout" svg:width="13.384cm" svg:height="0.425cm" svg:x="4.272cm" svg:y="5.292cm">
          <draw:text-box>
            <text:p text:style-name="P1"><text:span text:style-name="T3">muestre mediante un window.alert. Muestra el valor de la variable mediante </text:span></text:p>
          </draw:text-box>
        </draw:frame>
        <draw:frame draw:style-name="gr2" draw:text-style-name="P3" draw:layer="layout" svg:width="6.78cm" svg:height="0.425cm" svg:x="4.272cm" svg:y="5.847cm">
          <draw:text-box>
            <text:p text:style-name="P1"><text:span text:style-name="T3">window.alert e invocando a la función. </text:span></text:p>
          </draw:text-box>
        </draw:frame>
        <draw:frame draw:style-name="gr2" draw:text-style-name="P3" draw:layer="layout" svg:width="0.422cm" svg:height="0.425cm" svg:x="4.272cm" svg:y="6.40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25cm" svg:x="3.637cm" svg:y="6.965cm">
          <draw:text-box>
            <text:p text:style-name="P1"><text:span text:style-name="T3">5.</text:span></text:p>
          </draw:text-box>
        </draw:frame>
        <draw:frame draw:style-name="gr2" draw:text-style-name="P3" draw:layer="layout" svg:width="0.422cm" svg:height="0.475cm" svg:x="3.959cm" svg:y="6.899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3.015cm" svg:height="0.425cm" svg:x="4.272cm" svg:y="6.965cm">
          <draw:text-box>
            <text:p text:style-name="P1"><text:span text:style-name="T3">Averigua qué son las variables automáticamente globales. Pon un ejemplo. </text:span></text:p>
          </draw:text-box>
        </draw:frame>
        <draw:frame draw:style-name="gr2" draw:text-style-name="P3" draw:layer="layout" svg:width="0.422cm" svg:height="0.425cm" svg:x="4.255cm" svg:y="7.48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3.739cm" svg:height="0.425cm" svg:x="4.272cm" svg:y="8.027cm">
          <draw:text-box>
            <text:p text:style-name="P1"><text:span text:style-name="T3">Una variable se vuelve automáticamente global si se declara fuera de cualquier </text:span></text:p>
          </draw:text-box>
        </draw:frame>
        <draw:frame draw:style-name="gr2" draw:text-style-name="P3" draw:layer="layout" svg:width="7.821cm" svg:height="0.425cm" svg:x="4.272cm" svg:y="8.544cm">
          <draw:text-box>
            <text:p text:style-name="P1"><text:span text:style-name="T3">función independientemente de si se define. </text:span></text:p>
          </draw:text-box>
        </draw:frame>
        <draw:frame draw:style-name="gr2" draw:text-style-name="P3" draw:layer="layout" svg:width="0.422cm" svg:height="0.425cm" svg:x="4.272cm" svg:y="9.0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.475cm" svg:height="0.425cm" svg:x="4.272cm" svg:y="9.578cm">
          <draw:text-box>
            <text:p text:style-name="P1"><text:span text:style-name="T3">&lt;script&gt; </text:span></text:p>
          </draw:text-box>
        </draw:frame>
        <draw:frame draw:style-name="gr2" draw:text-style-name="P3" draw:layer="layout" svg:width="0.422cm" svg:height="0.425cm" svg:x="4.272cm" svg:y="10.09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3.253cm" svg:height="0.425cm" svg:x="5.5cm" svg:y="10.094cm">
          <draw:text-box>
            <text:p text:style-name="P1"><text:span text:style-name="T3">Variable=”global”; </text:span></text:p>
          </draw:text-box>
        </draw:frame>
        <draw:frame draw:style-name="gr2" draw:text-style-name="P3" draw:layer="layout" svg:width="0.422cm" svg:height="0.425cm" svg:x="4.272cm" svg:y="10.61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5.315cm" svg:height="0.425cm" svg:x="5.5cm" svg:y="10.615cm">
          <draw:text-box>
            <text:p text:style-name="P1"><text:span text:style-name="T3">Var global2=”también global”; </text:span></text:p>
          </draw:text-box>
        </draw:frame>
        <draw:frame draw:style-name="gr2" draw:text-style-name="P3" draw:layer="layout" svg:width="0.422cm" svg:height="0.425cm" svg:x="4.272cm" svg:y="11.13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2.407cm" svg:height="0.425cm" svg:x="5.5cm" svg:y="11.131cm">
          <draw:text-box>
            <text:p text:style-name="P1"><text:span text:style-name="T3">Function no() </text:span></text:p>
          </draw:text-box>
        </draw:frame>
        <draw:frame draw:style-name="gr2" draw:text-style-name="P3" draw:layer="layout" svg:width="0.422cm" svg:height="0.425cm" svg:x="5.5cm" svg:y="11.648cm">
          <draw:text-box>
            <text:p text:style-name="P1"><text:span text:style-name="T3">{ </text:span></text:p>
          </draw:text-box>
        </draw:frame>
        <draw:frame draw:style-name="gr2" draw:text-style-name="P3" draw:layer="layout" svg:width="0.422cm" svg:height="0.425cm" svg:x="5.5cm" svg:y="12.16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3.414cm" svg:height="0.425cm" svg:x="6.75cm" svg:y="12.164cm">
          <draw:text-box>
            <text:p text:style-name="P1"><text:span text:style-name="T3">Var noglobal=”no”; </text:span></text:p>
          </draw:text-box>
        </draw:frame>
        <draw:frame draw:style-name="gr2" draw:text-style-name="P3" draw:layer="layout" svg:width="0.422cm" svg:height="0.425cm" svg:x="5.5cm" svg:y="12.681cm">
          <draw:text-box>
            <text:p text:style-name="P1"><text:span text:style-name="T3">} </text:span></text:p>
          </draw:text-box>
        </draw:frame>
        <draw:frame draw:style-name="gr2" draw:text-style-name="P3" draw:layer="layout" svg:width="0.422cm" svg:height="0.425cm" svg:x="6.75cm" svg:y="12.681cm">
          <draw:text-box>
            <text:p text:style-name="P1"><text:span text:style-name="T3"><text:s text:c="3"/></text:span></text:p>
          </draw:text-box>
        </draw:frame>
        <draw:frame draw:style-name="gr2" draw:text-style-name="P3" draw:layer="layout" svg:width="1.64cm" svg:height="0.425cm" svg:x="4.272cm" svg:y="13.197cm">
          <draw:text-box>
            <text:p text:style-name="P1"><text:span text:style-name="T3">&lt;/script&gt; </text:span></text:p>
          </draw:text-box>
        </draw:frame>
        <draw:frame draw:style-name="gr2" draw:text-style-name="P3" draw:layer="layout" svg:width="0.422cm" svg:height="0.425cm" svg:x="3.002cm" svg:y="13.71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7.753cm" svg:height="0.425cm" svg:x="3.002cm" svg:y="14.26cm">
          <draw:text-box>
            <text:p text:style-name="P1"><text:span text:style-name="T8">Entrega un pdf y los ficheros html y/o texto </text:span></text:p>
          </draw:text-box>
        </draw:frame>
        <draw:frame draw:style-name="gr3" draw:text-style-name="P4" draw:layer="layout" svg:width="0.494cm" svg:height="0.497cm" svg:x="2.977cm" svg:y="14.824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6.001cm" svg:height="0.497cm" svg:x="2.977cm" svg:y="15.476cm">
          <draw:text-box>
            <text:p text:style-name="P1"><text:span text:style-name="T4">Fecha límite de presentación <text:s/></text:span></text:p>
          </draw:text-box>
        </draw:frame>
        <draw:frame draw:style-name="gr2" draw:text-style-name="P3" draw:layer="layout" svg:width="0.422cm" svg:height="0.425cm" svg:x="3.002cm" svg:y="16.11cm">
          <draw:text-box>
            <text:p text:style-name="P1"><text:span text:style-name="T3"><text:s text:c="2"/></text:span></text:p>
          </draw:text-box>
        </draw:frame>
        <draw:frame draw:style-name="gr2" draw:text-style-name="P3" draw:layer="layout" svg:width="3.791cm" svg:height="0.425cm" svg:x="2.977cm" svg:y="16.669cm">
          <draw:text-box>
            <text:p text:style-name="P1"><text:span text:style-name="T3">6 de octubre de 2023 </text:span></text:p>
          </draw:text-box>
        </draw:frame>
        <draw:frame draw:style-name="gr2" draw:text-style-name="P3" draw:layer="layout" svg:width="0.422cm" svg:height="0.425cm" svg:x="3.002cm" svg:y="17.215cm">
          <draw:text-box>
            <text:p text:style-name="P1"><text:span text:style-name="T3"><text:s text:c="2"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2.9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0-04T13:25:56.080000000</dc:date>
    <meta:editing-duration>PT2M7S</meta:editing-duration>
    <meta:editing-cycles>1</meta:editing-cycles>
    <meta:document-statistic meta:object-count="120"/>
    <meta:generator>LibreOffice/7.5.4.2$Windows_X86_64 LibreOffice_project/36ccfdc35048b057fd9854c757a8b67ec53977b6</meta:generator>
  </office:meta>
</office:document-meta>
</file>